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41" style:family="graphic" style:parent-style-name="objectwithoutfill">
      <style:graphic-properties svg:stroke-width="0.1cm" svg:stroke-color="#000080" draw:marker-start="" draw:marker-start-width="0.35cm" draw:marker-end="Arrow" draw:marker-end-width="0.2cm" draw:fill="none" draw:textarea-vertical-align="middle" fo:padding-top="0.175cm" fo:padding-bottom="0.175cm" fo:padding-left="0.3cm" fo:padding-right="0.3cm"/>
    </style:style>
    <style:style style:name="gr342" style:family="graphic" style:parent-style-name="standard">
      <style:graphic-properties draw:stroke="none" svg:stroke-color="#000000" draw:fill="none" draw:fill-color="#ffffff" fo:min-height="0.4cm"/>
    </style:style>
    <style:style style:name="gr343" style:family="graphic" style:parent-style-name="objectwithoutfill">
      <style:graphic-properties svg:stroke-width="0.1cm" svg:stroke-color="#000000" draw:marker-start="" draw:marker-start-width="0.35cm" draw:marker-end="Arrow" draw:marker-end-width="0.2cm" draw:fill="none" draw:textarea-vertical-align="middle" fo:padding-top="0.175cm" fo:padding-bottom="0.175cm" fo:padding-left="0.3cm" fo:padding-right="0.3cm"/>
    </style:style>
    <style:style style:name="gr34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4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46" style:family="graphic" style:parent-style-name="standard">
      <style:graphic-properties svg:stroke-width="0.05cm" svg:stroke-color="#ff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47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369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bevel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objectwithoutfill">
      <style:graphic-properties svg:stroke-width="0.1cm" svg:stroke-color="#800000" draw:marker-start="" draw:marker-start-width="0.35cm" draw:marker-end="Arrow" draw:marker-end-width="0.2cm" draw:fill="none" draw:textarea-vertical-align="middle" fo:padding-top="0.175cm" fo:padding-bottom="0.175cm" fo:padding-left="0.3cm" fo:padding-right="0.3cm"/>
    </style:style>
    <style:style style:name="gr384" style:family="graphic" style:parent-style-name="standard">
      <style:graphic-properties draw:stroke="none" svg:stroke-color="#000000" draw:fill="none" draw:fill-color="#ffffff" fo:min-height="1.05cm"/>
    </style:style>
    <style:style style:name="gr38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86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8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" fo:font-size="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cm" svg:height="0.3cm" svg:x="12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cm" svg:height="0.3cm" svg:x="12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3cm" svg:x="13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cm" svg:height="0.3cm" svg:x="14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cm" svg:height="0.3cm" svg:x="14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0.3cm" svg:x="15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cm" svg:height="0.3cm" svg:x="15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cm" svg:height="0.3cm" svg:x="8.1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cm" svg:height="0.3cm" svg:x="8.6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cm" svg:height="0.3cm" svg:x="9.1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3cm" svg:x="9.6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cm" svg:height="0.3cm" svg:x="10.1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3cm" svg:height="0.3cm" svg:x="10.6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cm" svg:height="0.3cm" svg:x="11.1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3cm" svg:height="0.3cm" svg:x="11.659cm" svg:y="6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16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3cm" svg:height="0.3cm" svg:x="16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17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3cm" svg:height="0.3cm" svg:x="17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3cm" svg:height="0.3cm" svg:x="18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3cm" svg:height="0.3cm" svg:x="18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cm" svg:height="0.3cm" svg:x="19.1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9.66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8.16cm" svg:y1="6.926cm" svg:x2="19.998cm" svg:y2="6.926cm">
            <text:p/>
          </draw:line>
          <draw:line draw:style-name="gr26" draw:text-style-name="P1" draw:layer="layout" svg:x1="8.16cm" svg:y1="6.426cm" svg:x2="19.998cm" svg:y2="6.426cm">
            <text:p/>
          </draw:line>
          <draw:custom-shape draw:style-name="gr27" draw:text-style-name="P1" draw:layer="layout" svg:width="0.3cm" svg:height="0.3cm" svg:x="12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" draw:layer="layout" svg:width="0.3cm" svg:height="0.3cm" svg:x="12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3cm" svg:height="0.3cm" svg:x="13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0.3cm" svg:height="0.3cm" svg:x="13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0.3cm" svg:height="0.3cm" svg:x="14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0.3cm" svg:height="0.3cm" svg:x="14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0.3cm" svg:height="0.3cm" svg:x="15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" draw:layer="layout" svg:width="0.3cm" svg:height="0.3cm" svg:x="15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" draw:layer="layout" svg:width="0.3cm" svg:height="0.3cm" svg:x="8.1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" draw:layer="layout" svg:width="0.3cm" svg:height="0.3cm" svg:x="8.6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" draw:layer="layout" svg:width="0.3cm" svg:height="0.3cm" svg:x="9.1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" draw:layer="layout" svg:width="0.3cm" svg:height="0.3cm" svg:x="9.6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3cm" svg:height="0.3cm" svg:x="10.1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3cm" svg:height="0.3cm" svg:x="10.6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0.3cm" svg:height="0.3cm" svg:x="11.1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draw:layer="layout" svg:width="0.3cm" svg:height="0.3cm" svg:x="11.658cm" svg:y="7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3cm" svg:height="0.3cm" svg:x="16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3cm" svg:height="0.3cm" svg:x="16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3cm" svg:height="0.3cm" svg:x="17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" draw:layer="layout" svg:width="0.3cm" svg:height="0.3cm" svg:x="17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" draw:layer="layout" svg:width="0.3cm" svg:height="0.3cm" svg:x="18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" draw:layer="layout" svg:width="0.3cm" svg:height="0.3cm" svg:x="18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" draw:layer="layout" svg:width="0.3cm" svg:height="0.3cm" svg:x="19.1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" draw:layer="layout" svg:width="0.3cm" svg:height="0.3cm" svg:x="19.65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1" draw:layer="layout" svg:x1="8.159cm" svg:y1="7.526cm" svg:x2="19.997cm" svg:y2="7.526cm">
            <text:p/>
          </draw:line>
          <draw:line draw:style-name="gr52" draw:text-style-name="P1" draw:layer="layout" svg:x1="8.159cm" svg:y1="7.026cm" svg:x2="19.997cm" svg:y2="7.026cm">
            <text:p/>
          </draw:line>
          <draw:custom-shape draw:style-name="gr53" draw:text-style-name="P1" draw:layer="layout" svg:width="0.3cm" svg:height="0.3cm" svg:x="12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cm" svg:height="0.3cm" svg:x="12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3cm" svg:height="0.3cm" svg:x="13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cm" svg:height="0.3cm" svg:x="13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3cm" svg:height="0.3cm" svg:x="14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cm" svg:height="0.3cm" svg:x="14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draw:layer="layout" svg:width="0.3cm" svg:height="0.3cm" svg:x="15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3cm" svg:height="0.3cm" svg:x="15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" draw:layer="layout" svg:width="0.3cm" svg:height="0.3cm" svg:x="8.1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3cm" svg:height="0.3cm" svg:x="8.6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" draw:layer="layout" svg:width="0.3cm" svg:height="0.3cm" svg:x="9.1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" draw:layer="layout" svg:width="0.3cm" svg:height="0.3cm" svg:x="9.6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3cm" svg:height="0.3cm" svg:x="10.1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3cm" svg:height="0.3cm" svg:x="10.6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cm" svg:height="0.3cm" svg:x="11.1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" draw:layer="layout" svg:width="0.3cm" svg:height="0.3cm" svg:x="11.659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" draw:layer="layout" svg:width="0.3cm" svg:height="0.3cm" svg:x="16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" draw:layer="layout" svg:width="0.3cm" svg:height="0.3cm" svg:x="16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" draw:layer="layout" svg:width="0.3cm" svg:height="0.3cm" svg:x="17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" draw:layer="layout" svg:width="0.3cm" svg:height="0.3cm" svg:x="17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" draw:layer="layout" svg:width="0.3cm" svg:height="0.3cm" svg:x="18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0.3cm" svg:height="0.3cm" svg:x="18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" draw:layer="layout" svg:width="0.3cm" svg:height="0.3cm" svg:x="19.1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" draw:layer="layout" svg:width="0.3cm" svg:height="0.3cm" svg:x="19.66cm" svg:y="5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8.16cm" svg:y1="5.726cm" svg:x2="19.998cm" svg:y2="5.726cm">
            <text:p/>
          </draw:line>
          <draw:line draw:style-name="gr78" draw:text-style-name="P1" draw:layer="layout" svg:x1="8.16cm" svg:y1="5.226cm" svg:x2="20cm" svg:y2="5.25cm">
            <text:p/>
          </draw:line>
          <draw:custom-shape draw:style-name="gr79" draw:text-style-name="P1" draw:layer="layout" svg:width="0.3cm" svg:height="0.3cm" svg:x="12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cm" svg:height="0.3cm" svg:x="12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0.3cm" svg:height="0.3cm" svg:x="13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0.3cm" svg:height="0.3cm" svg:x="13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layer="layout" svg:width="0.3cm" svg:height="0.3cm" svg:x="14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" draw:layer="layout" svg:width="0.3cm" svg:height="0.3cm" svg:x="14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1" draw:layer="layout" svg:width="0.3cm" svg:height="0.3cm" svg:x="15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1" draw:layer="layout" svg:width="0.3cm" svg:height="0.3cm" svg:x="15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" draw:layer="layout" svg:width="0.3cm" svg:height="0.3cm" svg:x="8.1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1" draw:layer="layout" svg:width="0.3cm" svg:height="0.3cm" svg:x="8.6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" draw:layer="layout" svg:width="0.3cm" svg:height="0.3cm" svg:x="9.1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" draw:layer="layout" svg:width="0.3cm" svg:height="0.3cm" svg:x="9.6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" draw:layer="layout" svg:width="0.3cm" svg:height="0.3cm" svg:x="10.1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" draw:layer="layout" svg:width="0.3cm" svg:height="0.3cm" svg:x="10.6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" draw:layer="layout" svg:width="0.3cm" svg:height="0.3cm" svg:x="11.1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1" draw:layer="layout" svg:width="0.3cm" svg:height="0.3cm" svg:x="11.658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1" draw:layer="layout" svg:width="0.3cm" svg:height="0.3cm" svg:x="16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" draw:layer="layout" svg:width="0.3cm" svg:height="0.3cm" svg:x="16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" draw:layer="layout" svg:width="0.3cm" svg:height="0.3cm" svg:x="17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" draw:layer="layout" svg:width="0.3cm" svg:height="0.3cm" svg:x="17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" draw:layer="layout" svg:width="0.3cm" svg:height="0.3cm" svg:x="18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" draw:layer="layout" svg:width="0.3cm" svg:height="0.3cm" svg:x="18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1" draw:layer="layout" svg:width="0.3cm" svg:height="0.3cm" svg:x="19.1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1" draw:layer="layout" svg:width="0.3cm" svg:height="0.3cm" svg:x="19.659cm" svg:y="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3" draw:text-style-name="P1" draw:layer="layout" svg:x1="8.159cm" svg:y1="6.326cm" svg:x2="19.997cm" svg:y2="6.326cm">
            <text:p/>
          </draw:line>
          <draw:line draw:style-name="gr104" draw:text-style-name="P1" draw:layer="layout" svg:x1="8.159cm" svg:y1="5.826cm" svg:x2="19.997cm" svg:y2="5.826cm">
            <text:p/>
          </draw:line>
          <draw:custom-shape draw:style-name="gr105" draw:text-style-name="P1" draw:layer="layout" svg:width="0.3cm" svg:height="0.3cm" svg:x="12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" draw:layer="layout" svg:width="0.3cm" svg:height="0.3cm" svg:x="12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" draw:layer="layout" svg:width="0.3cm" svg:height="0.3cm" svg:x="13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1" draw:layer="layout" svg:width="0.3cm" svg:height="0.3cm" svg:x="13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" draw:layer="layout" svg:width="0.3cm" svg:height="0.3cm" svg:x="14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1" draw:layer="layout" svg:width="0.3cm" svg:height="0.3cm" svg:x="14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" draw:layer="layout" svg:width="0.3cm" svg:height="0.3cm" svg:x="15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1" draw:layer="layout" svg:width="0.3cm" svg:height="0.3cm" svg:x="15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" draw:layer="layout" svg:width="0.3cm" svg:height="0.3cm" svg:x="8.1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1" draw:layer="layout" svg:width="0.3cm" svg:height="0.3cm" svg:x="8.6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" draw:layer="layout" svg:width="0.3cm" svg:height="0.3cm" svg:x="9.1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1" draw:layer="layout" svg:width="0.3cm" svg:height="0.3cm" svg:x="9.6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" draw:layer="layout" svg:width="0.3cm" svg:height="0.3cm" svg:x="10.1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1" draw:layer="layout" svg:width="0.3cm" svg:height="0.3cm" svg:x="10.6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cm" svg:height="0.3cm" svg:x="11.1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1" draw:layer="layout" svg:width="0.3cm" svg:height="0.3cm" svg:x="11.659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" draw:layer="layout" svg:width="0.3cm" svg:height="0.3cm" svg:x="16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1" draw:layer="layout" svg:width="0.3cm" svg:height="0.3cm" svg:x="16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0.3cm" svg:height="0.3cm" svg:x="17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4" draw:text-style-name="P1" draw:layer="layout" svg:width="0.3cm" svg:height="0.3cm" svg:x="17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cm" svg:height="0.3cm" svg:x="18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1" draw:layer="layout" svg:width="0.3cm" svg:height="0.3cm" svg:x="18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" draw:layer="layout" svg:width="0.3cm" svg:height="0.3cm" svg:x="19.1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1" draw:layer="layout" svg:width="0.3cm" svg:height="0.3cm" svg:x="19.66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1" draw:layer="layout" svg:x1="8.16cm" svg:y1="9.326cm" svg:x2="19.998cm" svg:y2="9.326cm">
            <text:p/>
          </draw:line>
          <draw:line draw:style-name="gr130" draw:text-style-name="P1" draw:layer="layout" svg:x1="8.16cm" svg:y1="8.826cm" svg:x2="19.998cm" svg:y2="8.826cm">
            <text:p/>
          </draw:line>
          <draw:custom-shape draw:style-name="gr131" draw:text-style-name="P1" draw:layer="layout" svg:width="0.3cm" svg:height="0.3cm" svg:x="12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1" draw:layer="layout" svg:width="0.3cm" svg:height="0.3cm" svg:x="12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" draw:layer="layout" svg:width="0.3cm" svg:height="0.3cm" svg:x="13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" draw:layer="layout" svg:width="0.3cm" svg:height="0.3cm" svg:x="13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" draw:layer="layout" svg:width="0.3cm" svg:height="0.3cm" svg:x="14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1" draw:layer="layout" svg:width="0.3cm" svg:height="0.3cm" svg:x="14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7" draw:text-style-name="P1" draw:layer="layout" svg:width="0.3cm" svg:height="0.3cm" svg:x="15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" draw:layer="layout" svg:width="0.3cm" svg:height="0.3cm" svg:x="15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" draw:layer="layout" svg:width="0.3cm" svg:height="0.3cm" svg:x="8.1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1" draw:layer="layout" svg:width="0.3cm" svg:height="0.3cm" svg:x="8.6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1" draw:layer="layout" svg:width="0.3cm" svg:height="0.3cm" svg:x="9.1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1" draw:layer="layout" svg:width="0.3cm" svg:height="0.3cm" svg:x="9.6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3" draw:text-style-name="P1" draw:layer="layout" svg:width="0.3cm" svg:height="0.3cm" svg:x="10.1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1" draw:layer="layout" svg:width="0.3cm" svg:height="0.3cm" svg:x="10.6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5" draw:text-style-name="P1" draw:layer="layout" svg:width="0.3cm" svg:height="0.3cm" svg:x="11.1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6" draw:text-style-name="P1" draw:layer="layout" svg:width="0.3cm" svg:height="0.3cm" svg:x="11.65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7" draw:text-style-name="P1" draw:layer="layout" svg:width="0.3cm" svg:height="0.3cm" svg:x="16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8" draw:text-style-name="P1" draw:layer="layout" svg:width="0.3cm" svg:height="0.3cm" svg:x="16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9" draw:text-style-name="P1" draw:layer="layout" svg:width="0.3cm" svg:height="0.3cm" svg:x="17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0" draw:text-style-name="P1" draw:layer="layout" svg:width="0.3cm" svg:height="0.3cm" svg:x="17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1" draw:layer="layout" svg:width="0.3cm" svg:height="0.3cm" svg:x="18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1" draw:layer="layout" svg:width="0.3cm" svg:height="0.3cm" svg:x="18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3" draw:text-style-name="P1" draw:layer="layout" svg:width="0.3cm" svg:height="0.3cm" svg:x="19.1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1" draw:layer="layout" svg:width="0.3cm" svg:height="0.3cm" svg:x="19.659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5" draw:text-style-name="P1" draw:layer="layout" svg:x1="8.159cm" svg:y1="9.926cm" svg:x2="19.997cm" svg:y2="9.926cm">
            <text:p/>
          </draw:line>
          <draw:line draw:style-name="gr156" draw:text-style-name="P1" draw:layer="layout" svg:x1="8.159cm" svg:y1="9.426cm" svg:x2="19.997cm" svg:y2="9.426cm">
            <text:p/>
          </draw:line>
          <draw:custom-shape draw:style-name="gr157" draw:text-style-name="P1" draw:layer="layout" svg:width="0.3cm" svg:height="0.3cm" svg:x="12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1" draw:layer="layout" svg:width="0.3cm" svg:height="0.3cm" svg:x="12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9" draw:text-style-name="P1" draw:layer="layout" svg:width="0.3cm" svg:height="0.3cm" svg:x="13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0" draw:text-style-name="P1" draw:layer="layout" svg:width="0.3cm" svg:height="0.3cm" svg:x="13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1" draw:text-style-name="P1" draw:layer="layout" svg:width="0.3cm" svg:height="0.3cm" svg:x="14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2" draw:text-style-name="P1" draw:layer="layout" svg:width="0.3cm" svg:height="0.3cm" svg:x="14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1" draw:layer="layout" svg:width="0.3cm" svg:height="0.3cm" svg:x="15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1" draw:layer="layout" svg:width="0.3cm" svg:height="0.3cm" svg:x="15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cm" svg:height="0.3cm" svg:x="8.1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6" draw:text-style-name="P1" draw:layer="layout" svg:width="0.3cm" svg:height="0.3cm" svg:x="8.6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1" draw:layer="layout" svg:width="0.3cm" svg:height="0.3cm" svg:x="9.1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1" draw:layer="layout" svg:width="0.3cm" svg:height="0.3cm" svg:x="9.6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1" draw:layer="layout" svg:width="0.3cm" svg:height="0.3cm" svg:x="10.1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" draw:layer="layout" svg:width="0.3cm" svg:height="0.3cm" svg:x="10.6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" draw:layer="layout" svg:width="0.3cm" svg:height="0.3cm" svg:x="11.1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" draw:layer="layout" svg:width="0.3cm" svg:height="0.3cm" svg:x="11.659cm" svg:y="7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" draw:layer="layout" svg:width="0.3cm" svg:height="0.3cm" svg:x="16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4" draw:text-style-name="P1" draw:layer="layout" svg:width="0.3cm" svg:height="0.3cm" svg:x="16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1" draw:layer="layout" svg:width="0.3cm" svg:height="0.3cm" svg:x="17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1" draw:layer="layout" svg:width="0.3cm" svg:height="0.3cm" svg:x="17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" draw:layer="layout" svg:width="0.3cm" svg:height="0.3cm" svg:x="18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" draw:layer="layout" svg:width="0.3cm" svg:height="0.3cm" svg:x="18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" draw:layer="layout" svg:width="0.3cm" svg:height="0.3cm" svg:x="19.1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" draw:layer="layout" svg:width="0.3cm" svg:height="0.3cm" svg:x="19.66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1" draw:text-style-name="P1" draw:layer="layout" svg:x1="8.16cm" svg:y1="8.126cm" svg:x2="19.998cm" svg:y2="8.126cm">
            <text:p/>
          </draw:line>
          <draw:line draw:style-name="gr182" draw:text-style-name="P1" draw:layer="layout" svg:x1="8.16cm" svg:y1="7.626cm" svg:x2="19.998cm" svg:y2="7.626cm">
            <text:p/>
          </draw:line>
          <draw:custom-shape draw:style-name="gr183" draw:text-style-name="P1" draw:layer="layout" svg:width="0.3cm" svg:height="0.3cm" svg:x="12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4" draw:text-style-name="P1" draw:layer="layout" svg:width="0.3cm" svg:height="0.3cm" svg:x="12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5" draw:text-style-name="P1" draw:layer="layout" svg:width="0.3cm" svg:height="0.3cm" svg:x="13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6" draw:text-style-name="P1" draw:layer="layout" svg:width="0.3cm" svg:height="0.3cm" svg:x="13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3cm" svg:height="0.3cm" svg:x="14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3cm" svg:height="0.3cm" svg:x="14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3cm" svg:height="0.3cm" svg:x="15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0" draw:text-style-name="P1" draw:layer="layout" svg:width="0.3cm" svg:height="0.3cm" svg:x="15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1" draw:layer="layout" svg:width="0.3cm" svg:height="0.3cm" svg:x="8.1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3cm" svg:height="0.3cm" svg:x="8.6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3" draw:text-style-name="P1" draw:layer="layout" svg:width="0.3cm" svg:height="0.3cm" svg:x="9.1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4" draw:text-style-name="P1" draw:layer="layout" svg:width="0.3cm" svg:height="0.3cm" svg:x="9.6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5" draw:text-style-name="P1" draw:layer="layout" svg:width="0.3cm" svg:height="0.3cm" svg:x="10.1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1" draw:layer="layout" svg:width="0.3cm" svg:height="0.3cm" svg:x="10.6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7" draw:text-style-name="P1" draw:layer="layout" svg:width="0.3cm" svg:height="0.3cm" svg:x="11.1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8" draw:text-style-name="P1" draw:layer="layout" svg:width="0.3cm" svg:height="0.3cm" svg:x="11.658cm" svg:y="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9" draw:text-style-name="P1" draw:layer="layout" svg:width="0.3cm" svg:height="0.3cm" svg:x="16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cm" svg:height="0.3cm" svg:x="16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1" draw:text-style-name="P1" draw:layer="layout" svg:width="0.3cm" svg:height="0.3cm" svg:x="17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2" draw:text-style-name="P1" draw:layer="layout" svg:width="0.3cm" svg:height="0.3cm" svg:x="17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cm" svg:height="0.3cm" svg:x="18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cm" svg:height="0.3cm" svg:x="18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5" draw:text-style-name="P1" draw:layer="layout" svg:width="0.3cm" svg:height="0.3cm" svg:x="19.1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cm" svg:height="0.3cm" svg:x="19.659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7" draw:text-style-name="P1" draw:layer="layout" svg:x1="8.159cm" svg:y1="8.726cm" svg:x2="19.997cm" svg:y2="8.726cm">
            <text:p/>
          </draw:line>
          <draw:line draw:style-name="gr208" draw:text-style-name="P1" draw:layer="layout" svg:x1="8.159cm" svg:y1="8.226cm" svg:x2="19.997cm" svg:y2="8.226cm">
            <text:p/>
          </draw:line>
          <draw:custom-shape draw:style-name="gr209" draw:text-style-name="P1" draw:layer="layout" svg:width="0.3cm" svg:height="0.3cm" svg:x="12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cm" svg:height="0.3cm" svg:x="12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1" draw:text-style-name="P1" draw:layer="layout" svg:width="0.3cm" svg:height="0.3cm" svg:x="13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" draw:layer="layout" svg:width="0.3cm" svg:height="0.3cm" svg:x="13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3" draw:text-style-name="P1" draw:layer="layout" svg:width="0.3cm" svg:height="0.3cm" svg:x="14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" draw:layer="layout" svg:width="0.3cm" svg:height="0.3cm" svg:x="14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1" draw:layer="layout" svg:width="0.3cm" svg:height="0.3cm" svg:x="15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6" draw:text-style-name="P1" draw:layer="layout" svg:width="0.3cm" svg:height="0.3cm" svg:x="15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7" draw:text-style-name="P1" draw:layer="layout" svg:width="0.3cm" svg:height="0.3cm" svg:x="8.1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8" draw:text-style-name="P1" draw:layer="layout" svg:width="0.3cm" svg:height="0.3cm" svg:x="8.6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" draw:layer="layout" svg:width="0.3cm" svg:height="0.3cm" svg:x="9.1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" draw:layer="layout" svg:width="0.3cm" svg:height="0.3cm" svg:x="9.6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1" draw:text-style-name="P1" draw:layer="layout" svg:width="0.3cm" svg:height="0.3cm" svg:x="10.1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2" draw:text-style-name="P1" draw:layer="layout" svg:width="0.3cm" svg:height="0.3cm" svg:x="10.6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3" draw:text-style-name="P1" draw:layer="layout" svg:width="0.3cm" svg:height="0.3cm" svg:x="11.1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4" draw:text-style-name="P1" draw:layer="layout" svg:width="0.3cm" svg:height="0.3cm" svg:x="11.662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5" draw:text-style-name="P1" draw:layer="layout" svg:width="0.3cm" svg:height="0.3cm" svg:x="16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6" draw:text-style-name="P1" draw:layer="layout" svg:width="0.3cm" svg:height="0.3cm" svg:x="16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7" draw:text-style-name="P1" draw:layer="layout" svg:width="0.3cm" svg:height="0.3cm" svg:x="17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8" draw:text-style-name="P1" draw:layer="layout" svg:width="0.3cm" svg:height="0.3cm" svg:x="17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9" draw:text-style-name="P1" draw:layer="layout" svg:width="0.3cm" svg:height="0.3cm" svg:x="18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0" draw:text-style-name="P1" draw:layer="layout" svg:width="0.3cm" svg:height="0.3cm" svg:x="18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1" draw:text-style-name="P1" draw:layer="layout" svg:width="0.3cm" svg:height="0.3cm" svg:x="19.1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2" draw:text-style-name="P1" draw:layer="layout" svg:width="0.3cm" svg:height="0.3cm" svg:x="19.663cm" svg:y="11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3" draw:text-style-name="P1" draw:layer="layout" svg:x1="8.162cm" svg:y1="11.726cm" svg:x2="20cm" svg:y2="11.726cm">
            <text:p/>
          </draw:line>
          <draw:line draw:style-name="gr234" draw:text-style-name="P1" draw:layer="layout" svg:x1="8.162cm" svg:y1="11.226cm" svg:x2="20cm" svg:y2="11.226cm">
            <text:p/>
          </draw:line>
          <draw:custom-shape draw:style-name="gr235" draw:text-style-name="P1" draw:layer="layout" svg:width="0.3cm" svg:height="0.3cm" svg:x="12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6" draw:text-style-name="P1" draw:layer="layout" svg:width="0.3cm" svg:height="0.3cm" svg:x="12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7" draw:text-style-name="P1" draw:layer="layout" svg:width="0.3cm" svg:height="0.3cm" svg:x="13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8" draw:text-style-name="P1" draw:layer="layout" svg:width="0.3cm" svg:height="0.3cm" svg:x="13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9" draw:text-style-name="P1" draw:layer="layout" svg:width="0.3cm" svg:height="0.3cm" svg:x="14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0" draw:text-style-name="P1" draw:layer="layout" svg:width="0.3cm" svg:height="0.3cm" svg:x="14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1" draw:layer="layout" svg:width="0.3cm" svg:height="0.3cm" svg:x="15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1" draw:layer="layout" svg:width="0.3cm" svg:height="0.3cm" svg:x="15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3" draw:text-style-name="P1" draw:layer="layout" svg:width="0.3cm" svg:height="0.3cm" svg:x="8.1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4" draw:text-style-name="P1" draw:layer="layout" svg:width="0.3cm" svg:height="0.3cm" svg:x="8.6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5" draw:text-style-name="P1" draw:layer="layout" svg:width="0.3cm" svg:height="0.3cm" svg:x="9.1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6" draw:text-style-name="P1" draw:layer="layout" svg:width="0.3cm" svg:height="0.3cm" svg:x="9.6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7" draw:text-style-name="P1" draw:layer="layout" svg:width="0.3cm" svg:height="0.3cm" svg:x="10.1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8" draw:text-style-name="P1" draw:layer="layout" svg:width="0.3cm" svg:height="0.3cm" svg:x="10.6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9" draw:text-style-name="P1" draw:layer="layout" svg:width="0.3cm" svg:height="0.3cm" svg:x="11.1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0" draw:text-style-name="P1" draw:layer="layout" svg:width="0.3cm" svg:height="0.3cm" svg:x="11.661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1" draw:text-style-name="P1" draw:layer="layout" svg:width="0.3cm" svg:height="0.3cm" svg:x="16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cm" svg:height="0.3cm" svg:x="16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3" draw:text-style-name="P1" draw:layer="layout" svg:width="0.3cm" svg:height="0.3cm" svg:x="17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4" draw:text-style-name="P1" draw:layer="layout" svg:width="0.3cm" svg:height="0.3cm" svg:x="17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5" draw:text-style-name="P1" draw:layer="layout" svg:width="0.3cm" svg:height="0.3cm" svg:x="18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6" draw:text-style-name="P1" draw:layer="layout" svg:width="0.3cm" svg:height="0.3cm" svg:x="18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7" draw:text-style-name="P1" draw:layer="layout" svg:width="0.3cm" svg:height="0.3cm" svg:x="19.1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8" draw:text-style-name="P1" draw:layer="layout" svg:width="0.3cm" svg:height="0.3cm" svg:x="19.662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9" draw:text-style-name="P1" draw:layer="layout" svg:x1="8.161cm" svg:y1="12.326cm" svg:x2="19.999cm" svg:y2="12.326cm">
            <text:p/>
          </draw:line>
          <draw:line draw:style-name="gr260" draw:text-style-name="P1" draw:layer="layout" svg:x1="8.161cm" svg:y1="11.826cm" svg:x2="19.999cm" svg:y2="11.826cm">
            <text:p/>
          </draw:line>
          <draw:custom-shape draw:style-name="gr261" draw:text-style-name="P1" draw:layer="layout" svg:width="0.3cm" svg:height="0.3cm" svg:x="12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2" draw:text-style-name="P1" draw:layer="layout" svg:width="0.3cm" svg:height="0.3cm" svg:x="12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3" draw:text-style-name="P1" draw:layer="layout" svg:width="0.3cm" svg:height="0.3cm" svg:x="13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4" draw:text-style-name="P1" draw:layer="layout" svg:width="0.3cm" svg:height="0.3cm" svg:x="13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5" draw:text-style-name="P1" draw:layer="layout" svg:width="0.3cm" svg:height="0.3cm" svg:x="14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6" draw:text-style-name="P1" draw:layer="layout" svg:width="0.3cm" svg:height="0.3cm" svg:x="14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7" draw:text-style-name="P1" draw:layer="layout" svg:width="0.3cm" svg:height="0.3cm" svg:x="15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8" draw:text-style-name="P1" draw:layer="layout" svg:width="0.3cm" svg:height="0.3cm" svg:x="15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1" draw:layer="layout" svg:width="0.3cm" svg:height="0.3cm" svg:x="8.1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0" draw:text-style-name="P1" draw:layer="layout" svg:width="0.3cm" svg:height="0.3cm" svg:x="8.6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1" draw:text-style-name="P1" draw:layer="layout" svg:width="0.3cm" svg:height="0.3cm" svg:x="9.1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2" draw:text-style-name="P1" draw:layer="layout" svg:width="0.3cm" svg:height="0.3cm" svg:x="9.6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3" draw:text-style-name="P1" draw:layer="layout" svg:width="0.3cm" svg:height="0.3cm" svg:x="10.1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" draw:layer="layout" svg:width="0.3cm" svg:height="0.3cm" svg:x="10.6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5" draw:text-style-name="P1" draw:layer="layout" svg:width="0.3cm" svg:height="0.3cm" svg:x="11.1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6" draw:text-style-name="P1" draw:layer="layout" svg:width="0.3cm" svg:height="0.3cm" svg:x="11.662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7" draw:text-style-name="P1" draw:layer="layout" svg:width="0.3cm" svg:height="0.3cm" svg:x="16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8" draw:text-style-name="P1" draw:layer="layout" svg:width="0.3cm" svg:height="0.3cm" svg:x="16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9" draw:text-style-name="P1" draw:layer="layout" svg:width="0.3cm" svg:height="0.3cm" svg:x="17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0" draw:text-style-name="P1" draw:layer="layout" svg:width="0.3cm" svg:height="0.3cm" svg:x="17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1" draw:text-style-name="P1" draw:layer="layout" svg:width="0.3cm" svg:height="0.3cm" svg:x="18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2" draw:text-style-name="P1" draw:layer="layout" svg:width="0.3cm" svg:height="0.3cm" svg:x="18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3" draw:text-style-name="P1" draw:layer="layout" svg:width="0.3cm" svg:height="0.3cm" svg:x="19.1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4" draw:text-style-name="P1" draw:layer="layout" svg:width="0.3cm" svg:height="0.3cm" svg:x="19.663cm" svg:y="1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5" draw:text-style-name="P1" draw:layer="layout" svg:x1="8.162cm" svg:y1="10.526cm" svg:x2="20cm" svg:y2="10.526cm">
            <text:p/>
          </draw:line>
          <draw:line draw:style-name="gr286" draw:text-style-name="P1" draw:layer="layout" svg:x1="8.162cm" svg:y1="10.026cm" svg:x2="20cm" svg:y2="10.026cm">
            <text:p/>
          </draw:line>
          <draw:custom-shape draw:style-name="gr287" draw:text-style-name="P1" draw:layer="layout" svg:width="0.3cm" svg:height="0.3cm" svg:x="12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8" draw:text-style-name="P1" draw:layer="layout" svg:width="0.3cm" svg:height="0.3cm" svg:x="12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9" draw:text-style-name="P1" draw:layer="layout" svg:width="0.3cm" svg:height="0.3cm" svg:x="13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0" draw:text-style-name="P1" draw:layer="layout" svg:width="0.3cm" svg:height="0.3cm" svg:x="13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1" draw:text-style-name="P1" draw:layer="layout" svg:width="0.3cm" svg:height="0.3cm" svg:x="14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2" draw:text-style-name="P1" draw:layer="layout" svg:width="0.3cm" svg:height="0.3cm" svg:x="14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3" draw:text-style-name="P1" draw:layer="layout" svg:width="0.3cm" svg:height="0.3cm" svg:x="15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4" draw:text-style-name="P1" draw:layer="layout" svg:width="0.3cm" svg:height="0.3cm" svg:x="15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5" draw:text-style-name="P1" draw:layer="layout" svg:width="0.3cm" svg:height="0.3cm" svg:x="8.1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6" draw:text-style-name="P1" draw:layer="layout" svg:width="0.3cm" svg:height="0.3cm" svg:x="8.6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7" draw:text-style-name="P1" draw:layer="layout" svg:width="0.3cm" svg:height="0.3cm" svg:x="9.1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8" draw:text-style-name="P1" draw:layer="layout" svg:width="0.3cm" svg:height="0.3cm" svg:x="9.6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9" draw:text-style-name="P1" draw:layer="layout" svg:width="0.3cm" svg:height="0.3cm" svg:x="10.1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0" draw:text-style-name="P1" draw:layer="layout" svg:width="0.3cm" svg:height="0.3cm" svg:x="10.6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1" draw:text-style-name="P1" draw:layer="layout" svg:width="0.3cm" svg:height="0.3cm" svg:x="11.1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2" draw:text-style-name="P1" draw:layer="layout" svg:width="0.3cm" svg:height="0.3cm" svg:x="11.661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3" draw:text-style-name="P1" draw:layer="layout" svg:width="0.3cm" svg:height="0.3cm" svg:x="16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4" draw:text-style-name="P1" draw:layer="layout" svg:width="0.3cm" svg:height="0.3cm" svg:x="16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5" draw:text-style-name="P1" draw:layer="layout" svg:width="0.3cm" svg:height="0.3cm" svg:x="17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6" draw:text-style-name="P1" draw:layer="layout" svg:width="0.3cm" svg:height="0.3cm" svg:x="17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7" draw:text-style-name="P1" draw:layer="layout" svg:width="0.3cm" svg:height="0.3cm" svg:x="18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8" draw:text-style-name="P1" draw:layer="layout" svg:width="0.3cm" svg:height="0.3cm" svg:x="18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9" draw:text-style-name="P1" draw:layer="layout" svg:width="0.3cm" svg:height="0.3cm" svg:x="19.1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0" draw:text-style-name="P1" draw:layer="layout" svg:width="0.3cm" svg:height="0.3cm" svg:x="19.662cm" svg:y="10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1" draw:text-style-name="P1" draw:layer="layout" svg:x1="8.161cm" svg:y1="11.126cm" svg:x2="19.999cm" svg:y2="11.126cm">
            <text:p/>
          </draw:line>
          <draw:line draw:style-name="gr312" draw:text-style-name="P1" draw:layer="layout" svg:x1="8.161cm" svg:y1="10.626cm" svg:x2="19.999cm" svg:y2="10.626cm">
            <text:p/>
          </draw:line>
          <draw:custom-shape draw:style-name="gr313" draw:text-style-name="P1" draw:layer="layout" svg:width="0.3cm" svg:height="0.3cm" svg:x="12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4" draw:text-style-name="P1" draw:layer="layout" svg:width="0.3cm" svg:height="0.3cm" svg:x="12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5" draw:text-style-name="P1" draw:layer="layout" svg:width="0.3cm" svg:height="0.3cm" svg:x="13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6" draw:text-style-name="P1" draw:layer="layout" svg:width="0.3cm" svg:height="0.3cm" svg:x="13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7" draw:text-style-name="P1" draw:layer="layout" svg:width="0.3cm" svg:height="0.3cm" svg:x="14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8" draw:text-style-name="P1" draw:layer="layout" svg:width="0.3cm" svg:height="0.3cm" svg:x="14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9" draw:text-style-name="P1" draw:layer="layout" svg:width="0.3cm" svg:height="0.3cm" svg:x="15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0" draw:text-style-name="P1" draw:layer="layout" svg:width="0.3cm" svg:height="0.3cm" svg:x="15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1" draw:text-style-name="P1" draw:layer="layout" svg:width="0.3cm" svg:height="0.3cm" svg:x="8.1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2" draw:text-style-name="P1" draw:layer="layout" svg:width="0.3cm" svg:height="0.3cm" svg:x="8.6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1" draw:layer="layout" svg:width="0.3cm" svg:height="0.3cm" svg:x="9.1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4" draw:text-style-name="P1" draw:layer="layout" svg:width="0.3cm" svg:height="0.3cm" svg:x="9.6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5" draw:text-style-name="P1" draw:layer="layout" svg:width="0.3cm" svg:height="0.3cm" svg:x="10.1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6" draw:text-style-name="P1" draw:layer="layout" svg:width="0.3cm" svg:height="0.3cm" svg:x="10.6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7" draw:text-style-name="P1" draw:layer="layout" svg:width="0.3cm" svg:height="0.3cm" svg:x="11.1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8" draw:text-style-name="P1" draw:layer="layout" svg:width="0.3cm" svg:height="0.3cm" svg:x="11.662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9" draw:text-style-name="P1" draw:layer="layout" svg:width="0.3cm" svg:height="0.3cm" svg:x="16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0" draw:text-style-name="P1" draw:layer="layout" svg:width="0.3cm" svg:height="0.3cm" svg:x="16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1" draw:text-style-name="P1" draw:layer="layout" svg:width="0.3cm" svg:height="0.3cm" svg:x="17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2" draw:text-style-name="P1" draw:layer="layout" svg:width="0.3cm" svg:height="0.3cm" svg:x="17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3" draw:text-style-name="P1" draw:layer="layout" svg:width="0.3cm" svg:height="0.3cm" svg:x="18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4" draw:text-style-name="P1" draw:layer="layout" svg:width="0.3cm" svg:height="0.3cm" svg:x="18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5" draw:text-style-name="P1" draw:layer="layout" svg:width="0.3cm" svg:height="0.3cm" svg:x="19.1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6" draw:text-style-name="P1" draw:layer="layout" svg:width="0.3cm" svg:height="0.3cm" svg:x="19.66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7" draw:text-style-name="P1" draw:layer="layout" svg:x1="8.162cm" svg:y1="12.926cm" svg:x2="20cm" svg:y2="12.926cm">
            <text:p/>
          </draw:line>
          <draw:line draw:style-name="gr338" draw:text-style-name="P1" draw:layer="layout" svg:x1="8.162cm" svg:y1="12.426cm" svg:x2="20cm" svg:y2="12.426cm">
            <text:p/>
          </draw:line>
        </draw:g>
        <draw:g>
          <draw:line draw:style-name="gr339" draw:text-style-name="P2" draw:layer="layout" svg:x1="16.8cm" svg:y1="7.9cm" svg:x2="16.8cm" svg:y2="8.5cm">
            <text:p/>
          </draw:line>
          <draw:custom-shape draw:style-name="gr340" draw:text-style-name="P4" draw:layer="layout" svg:width="0.3cm" svg:height="0.4cm" svg:x="16.6cm" svg:y="8cm">
            <text:p text:style-name="P3"><text:span text:style-name="T1">C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41" draw:text-style-name="P3" draw:layer="layout" svg:x1="9.3cm" svg:y1="6.05cm" svg:x2="9.3cm" svg:y2="3.95cm">
          <text:p/>
        </draw:line>
        <draw:frame draw:style-name="gr342" draw:text-style-name="P5" draw:layer="layout" svg:width="2.2cm" svg:height="1.319cm" draw:transform="rotate (1.5707963267949) translate (8.381cm 4.35cm)">
          <draw:text-box>
            <text:p><text:span text:style-name="T2"><text:s text:c="6"/></text:span><text:span text:style-name="T2">gnd</text:span></text:p>
            <text:p><text:span text:style-name="T3">Input jack</text:span></text:p>
            <text:p><text:span text:style-name="T2"><text:s text:c="3"/></text:span><text:span text:style-name="T2">signal</text:span></text:p>
          </draw:text-box>
        </draw:frame>
        <draw:line draw:style-name="gr343" draw:text-style-name="P3" draw:layer="layout" svg:x1="8.8cm" svg:y1="5.45cm" svg:x2="8.8cm" svg:y2="4.05cm">
          <text:p/>
        </draw:line>
        <draw:g>
          <draw:line draw:style-name="gr344" draw:text-style-name="P3" draw:layer="layout" svg:x1="13.8cm" svg:y1="8.45cm" svg:x2="12.2cm" svg:y2="8.45cm">
            <text:p/>
          </draw:line>
          <draw:line draw:style-name="gr344" draw:text-style-name="P3" draw:layer="layout" svg:x1="13.8cm" svg:y1="7.85cm" svg:x2="12.2cm" svg:y2="7.85cm">
            <text:p/>
          </draw:line>
          <draw:line draw:style-name="gr344" draw:text-style-name="P3" draw:layer="layout" svg:x1="13.8cm" svg:y1="7.25cm" svg:x2="12.2cm" svg:y2="7.25cm">
            <text:p/>
          </draw:line>
          <draw:line draw:style-name="gr344" draw:text-style-name="P3" draw:layer="layout" svg:x1="13.8cm" svg:y1="6.65cm" svg:x2="12.2cm" svg:y2="6.65cm">
            <text:p/>
          </draw:line>
          <draw:custom-shape draw:style-name="gr340" draw:text-style-name="P6" draw:layer="layout" svg:width="1cm" svg:height="2.3cm" draw:transform="rotate (-3.14159265358979) translate (13.5cm 8.65cm)">
            <text:p text:style-name="P3"><text:span text:style-name="T4">IC1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3" draw:layer="layout" svg:width="0.2cm" svg:height="0.2cm" draw:transform="rotate (-3.14159265358979) translate (13.4cm 8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6" draw:text-style-name="P3" draw:layer="layout" svg:width="0.5cm" svg:height="0.5cm" draw:transform="rotate (-0.785398163397448) translate (12.846cm 6.3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3" draw:layer="layout" svg:width="0.5cm" svg:height="0.5cm" draw:transform="rotate (-0.785398163397448) translate (12.854cm 6.9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3" draw:layer="layout" svg:width="0.5cm" svg:height="0.5cm" draw:transform="rotate (-0.785398163397448) translate (12.846cm 7.5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3" draw:layer="layout" svg:width="0.5cm" svg:height="0.5cm" draw:transform="rotate (-0.785398163397448) translate (12.846cm 8.1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47" draw:text-style-name="P2" draw:layer="layout" svg:x1="10.3cm" svg:y1="6.15cm" svg:x2="10.3cm" svg:y2="6.75cm">
            <text:p/>
          </draw:line>
          <draw:custom-shape draw:style-name="gr340" draw:text-style-name="P4" draw:layer="layout" svg:width="0.3cm" svg:height="0.4cm" svg:x="10.1cm" svg:y="6.25cm">
            <text:p text:style-name="P3"><text:span text:style-name="T1">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6" draw:text-style-name="P3" draw:layer="layout" svg:width="0.5cm" svg:height="0.5cm" draw:transform="rotate (-0.785398163397448) translate (10.846cm 6.3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8" draw:text-style-name="P8" draw:layer="layout" svg:width="0.366cm" svg:height="1.189cm" draw:transform="rotate (1.22173047639603) translate (8.91cm 6.994cm)">
            <text:p text:style-name="P7"><text:span text:style-name="T5">R</text:span></text:p>
            <text:p text:style-name="P7"><text:span text:style-name="T5">1</text:span></text:p>
            <draw:enhanced-geometry svg:viewBox="0 0 21600 21600" draw:type="rectangle" draw:enhanced-path="M 0 0 L 21600 0 21600 21600 0 21600 0 0 Z N"/>
          </draw:custom-shape>
          <draw:line draw:style-name="gr349" draw:text-style-name="P2" draw:layer="layout" svg:x1="8.8cm" svg:y1="6.759cm" svg:x2="8.972cm" svg:y2="6.822cm">
            <text:p/>
          </draw:line>
          <draw:line draw:style-name="gr350" draw:text-style-name="P2" draw:layer="layout" svg:x1="10.09cm" svg:y1="7.229cm" svg:x2="10.262cm" svg:y2="7.292cm">
            <text:p/>
          </draw:line>
        </draw:g>
        <draw:g>
          <draw:custom-shape draw:style-name="gr351" draw:text-style-name="P8" draw:layer="layout" svg:width="0.366cm" svg:height="1.189cm" draw:transform="rotate (1.22173047639603) translate (8.848cm 7.543cm)">
            <text:p text:style-name="P7"><text:span text:style-name="T5">R</text:span></text:p>
            <text:p text:style-name="P7"><text:span text:style-name="T5">2</text:span></text:p>
            <draw:enhanced-geometry svg:viewBox="0 0 21600 21600" draw:type="rectangle" draw:enhanced-path="M 0 0 L 21600 0 21600 21600 0 21600 0 0 Z N"/>
          </draw:custom-shape>
          <draw:line draw:style-name="gr352" draw:text-style-name="P2" draw:layer="layout" svg:x1="8.738cm" svg:y1="7.308cm" svg:x2="8.91cm" svg:y2="7.371cm">
            <text:p/>
          </draw:line>
          <draw:line draw:style-name="gr353" draw:text-style-name="P2" draw:layer="layout" svg:x1="10.028cm" svg:y1="7.778cm" svg:x2="10.2cm" svg:y2="7.841cm">
            <text:p/>
          </draw:line>
        </draw:g>
        <draw:g>
          <draw:custom-shape draw:style-name="gr340" draw:text-style-name="P4" draw:layer="layout" svg:width="1cm" svg:height="1cm" svg:x="10.3cm" svg:y="8.25cm">
            <text:p text:style-name="P3"><text:span text:style-name="T1">+</text:span></text:p>
            <text:p text:style-name="P3"><text:span text:style-name="T1">C2</text:span></text:p>
            <text:p text:style-name="P3"><text:span text:style-name="T1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4" draw:text-style-name="P3" draw:layer="layout" svg:x1="10.8cm" svg:y1="7.85cm" svg:x2="10.8cm" svg:y2="8.25cm">
            <text:p/>
          </draw:line>
        </draw:g>
        <draw:g>
          <draw:custom-shape draw:style-name="gr354" draw:text-style-name="P8" draw:layer="layout" svg:width="0.338cm" svg:height="1.161cm" draw:transform="rotate (-0.785398163397448) translate (15.027cm 7.984cm)">
            <text:p text:style-name="P7"><text:span text:style-name="T5">R</text:span></text:p>
            <text:p text:style-name="P7"><text:span text:style-name="T5">3</text:span></text:p>
            <draw:enhanced-geometry svg:viewBox="0 0 21600 21600" draw:type="rectangle" draw:enhanced-path="M 0 0 L 21600 0 21600 21600 0 21600 0 0 Z N"/>
          </draw:custom-shape>
          <draw:line draw:style-name="gr355" draw:text-style-name="P2" draw:layer="layout" svg:x1="15.272cm" svg:y1="7.978cm" svg:x2="15.146cm" svg:y2="8.104cm">
            <text:p/>
          </draw:line>
          <draw:line draw:style-name="gr356" draw:text-style-name="P2" draw:layer="layout" svg:x1="14.326cm" svg:y1="8.924cm" svg:x2="14.2cm" svg:y2="9.05cm">
            <text:p/>
          </draw:line>
        </draw:g>
        <draw:custom-shape draw:style-name="gr346" draw:text-style-name="P3" draw:layer="layout" svg:width="0.5cm" svg:height="0.5cm" draw:transform="rotate (-0.785398163397448) translate (15.854cm 6.3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3" draw:layer="layout" svg:width="0.5cm" svg:height="0.5cm" draw:transform="rotate (-0.785398163397448) translate (10.846cm 5.7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3" draw:layer="layout" svg:width="0.5cm" svg:height="0.5cm" draw:transform="rotate (-0.785398163397448) translate (14.854cm 8.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57" draw:text-style-name="P9" draw:layer="layout" svg:width="0.4cm" svg:height="0.722cm" svg:x="15.6cm" svg:y="8.161cm">
            <text:p text:style-name="P7"><text:span text:style-name="T6">D</text:span></text:p>
            <text:p text:style-name="P7"><text:span text:style-name="T6">1</text:span></text:p>
            <draw:enhanced-geometry svg:viewBox="0 0 21600 21600" draw:type="rectangle" draw:enhanced-path="M 0 0 L 21600 0 21600 21600 0 21600 0 0 Z N"/>
          </draw:custom-shape>
          <draw:line draw:style-name="gr358" draw:text-style-name="P2" draw:layer="layout" svg:x1="15.8cm" svg:y1="7.8cm" svg:x2="15.8cm" svg:y2="7.953cm">
            <text:p/>
          </draw:line>
          <draw:line draw:style-name="gr359" draw:text-style-name="P2" draw:layer="layout" svg:x1="15.8cm" svg:y1="8.947cm" svg:x2="15.8cm" svg:y2="9.1cm">
            <text:p/>
          </draw:line>
          <draw:custom-shape draw:style-name="gr360" draw:text-style-name="P8" draw:layer="layout" svg:width="0.4cm" svg:height="0.208cm" svg:x="15.6cm" svg:y="7.9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1" draw:text-style-name="P9" draw:layer="layout" svg:width="0.4cm" svg:height="0.723cm" svg:x="16.1cm" svg:y="7.944cm">
            <text:p text:style-name="P7"><text:span text:style-name="T6">D</text:span></text:p>
            <text:p text:style-name="P7"><text:span text:style-name="T6">2</text:span></text:p>
            <draw:enhanced-geometry svg:viewBox="0 0 21600 21600" draw:type="rectangle" draw:enhanced-path="M 0 0 L 21600 0 21600 21600 0 21600 0 0 Z N"/>
          </draw:custom-shape>
          <draw:line draw:style-name="gr362" draw:text-style-name="P2" draw:layer="layout" svg:x1="16.3cm" svg:y1="7.8cm" svg:x2="16.3cm" svg:y2="7.953cm">
            <text:p/>
          </draw:line>
          <draw:line draw:style-name="gr363" draw:text-style-name="P2" draw:layer="layout" svg:x1="16.3cm" svg:y1="8.947cm" svg:x2="16.3cm" svg:y2="9.1cm">
            <text:p/>
          </draw:line>
          <draw:custom-shape draw:style-name="gr364" draw:text-style-name="P8" draw:layer="layout" svg:width="0.4cm" svg:height="0.208cm" svg:x="16.1cm" svg:y="8.6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5" draw:text-style-name="P8" draw:layer="layout" svg:width="0.4cm" svg:height="1.376cm" svg:x="14.1cm" svg:y="6.262cm">
            <text:p text:style-name="P7"><text:span text:style-name="T5">R</text:span></text:p>
            <text:p text:style-name="P7"><text:span text:style-name="T5">4</text:span></text:p>
            <draw:enhanced-geometry svg:viewBox="0 0 21600 21600" draw:type="rectangle" draw:enhanced-path="M 0 0 L 21600 0 21600 21600 0 21600 0 0 Z N"/>
          </draw:custom-shape>
          <draw:line draw:style-name="gr366" draw:text-style-name="P2" draw:layer="layout" svg:x1="14.3cm" svg:y1="6.05cm" svg:x2="14.3cm" svg:y2="6.262cm">
            <text:p/>
          </draw:line>
          <draw:line draw:style-name="gr367" draw:text-style-name="P2" draw:layer="layout" svg:x1="14.3cm" svg:y1="7.638cm" svg:x2="14.3cm" svg:y2="7.85cm">
            <text:p/>
          </draw:line>
        </draw:g>
        <draw:line draw:style-name="gr343" draw:text-style-name="P3" draw:layer="layout" svg:x1="15.3cm" svg:y1="6.05cm" svg:x2="16.8cm" svg:y2="3.8cm">
          <text:p/>
        </draw:line>
        <draw:frame draw:style-name="gr342" draw:text-style-name="P5" draw:layer="layout" svg:width="2.2cm" svg:height="0.963cm" svg:x="18.1cm" svg:y="1.537cm">
          <draw:text-box>
            <text:p><text:span text:style-name="T2">Drive Pot (470K)</text:span></text:p>
          </draw:text-box>
        </draw:frame>
        <draw:line draw:style-name="gr343" draw:text-style-name="P3" draw:layer="layout" svg:x1="18.3cm" svg:y1="8.4cm" svg:x2="17.7cm" svg:y2="4.1cm">
          <text:p/>
        </draw:line>
        <draw:g>
          <draw:custom-shape draw:style-name="gr340" draw:text-style-name="P4" draw:layer="layout" svg:width="1cm" svg:height="1cm" svg:x="16.8cm" svg:y="6.5cm">
            <text:p text:style-name="P3"><text:span text:style-name="T1">-</text:span></text:p>
            <text:p text:style-name="P3"><text:span text:style-name="T1">C4</text:span></text:p>
            <text:p text:style-name="P3"><text:span text:style-name="T1">+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4" draw:text-style-name="P3" draw:layer="layout" svg:x1="17.3cm" svg:y1="8.4cm" svg:x2="17.3cm" svg:y2="7.5cm">
            <text:p/>
          </draw:line>
        </draw:g>
        <draw:line draw:style-name="gr368" draw:text-style-name="P3" draw:layer="layout" svg:x1="14.75cm" svg:y1="5.5cm" svg:x2="14.75cm" svg:y2="6.6cm">
          <text:p/>
        </draw:line>
        <draw:line draw:style-name="gr368" draw:text-style-name="P3" draw:layer="layout" svg:x1="9.8cm" svg:y1="8.45cm" svg:x2="9.8cm" svg:y2="12.05cm">
          <text:p/>
        </draw:line>
        <draw:line draw:style-name="gr368" draw:text-style-name="P3" draw:layer="layout" svg:x1="19.3cm" svg:y1="7.35cm" svg:x2="19.3cm" svg:y2="10.25cm">
          <text:p/>
        </draw:line>
        <draw:line draw:style-name="gr368" draw:text-style-name="P3" draw:layer="layout" svg:x1="18.8cm" svg:y1="5.5cm" svg:x2="18.8cm" svg:y2="11.5cm">
          <text:p/>
        </draw:line>
        <draw:g>
          <draw:custom-shape draw:style-name="gr369" draw:text-style-name="P8" draw:layer="layout" svg:width="0.338cm" svg:height="1.161cm" draw:transform="rotate (-0.785398163397448) translate (13.227cm 10.334cm)">
            <text:p text:style-name="P7"><text:span text:style-name="T5">R</text:span></text:p>
            <text:p text:style-name="P7"><text:span text:style-name="T5">5</text:span></text:p>
            <draw:enhanced-geometry svg:viewBox="0 0 21600 21600" draw:type="rectangle" draw:enhanced-path="M 0 0 L 21600 0 21600 21600 0 21600 0 0 Z N"/>
          </draw:custom-shape>
          <draw:line draw:style-name="gr370" draw:text-style-name="P2" draw:layer="layout" svg:x1="13.472cm" svg:y1="10.328cm" svg:x2="13.346cm" svg:y2="10.454cm">
            <text:p/>
          </draw:line>
          <draw:line draw:style-name="gr371" draw:text-style-name="P2" draw:layer="layout" svg:x1="12.526cm" svg:y1="11.274cm" svg:x2="12.4cm" svg:y2="11.4cm">
            <text:p/>
          </draw:line>
        </draw:g>
        <draw:g>
          <draw:line draw:style-name="gr372" draw:text-style-name="P2" draw:layer="layout" svg:x1="17.3cm" svg:y1="10.25cm" svg:x2="17.3cm" svg:y2="11.45cm">
            <text:p/>
          </draw:line>
          <draw:custom-shape draw:style-name="gr340" draw:text-style-name="P4" draw:layer="layout" svg:width="0.3cm" svg:height="0.437cm" svg:x="17.1cm" svg:y="10.577cm">
            <text:p text:style-name="P3"><text:span text:style-name="T1">c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73" draw:text-style-name="P8" draw:layer="layout" svg:width="0.4cm" svg:height="1.376cm" svg:x="15.7cm" svg:y="10.512cm">
            <text:p text:style-name="P7"><text:span text:style-name="T5">R</text:span></text:p>
            <text:p text:style-name="P7"><text:span text:style-name="T5">6</text:span></text:p>
            <draw:enhanced-geometry svg:viewBox="0 0 21600 21600" draw:type="rectangle" draw:enhanced-path="M 0 0 L 21600 0 21600 21600 0 21600 0 0 Z N"/>
          </draw:custom-shape>
          <draw:line draw:style-name="gr374" draw:text-style-name="P2" draw:layer="layout" svg:x1="15.9cm" svg:y1="10.3cm" svg:x2="15.9cm" svg:y2="10.512cm">
            <text:p/>
          </draw:line>
          <draw:line draw:style-name="gr375" draw:text-style-name="P2" draw:layer="layout" svg:x1="15.9cm" svg:y1="11.888cm" svg:x2="15.9cm" svg:y2="12.1cm">
            <text:p/>
          </draw:line>
        </draw:g>
        <draw:line draw:style-name="gr368" draw:text-style-name="P3" draw:layer="layout" svg:x1="11.8cm" svg:y1="6.75cm" svg:x2="11.8cm" svg:y2="10.35cm">
          <text:p/>
        </draw:line>
        <draw:g>
          <draw:custom-shape draw:style-name="gr340" draw:text-style-name="P4" draw:layer="layout" svg:width="1cm" svg:height="1cm" svg:x="13.8cm" svg:y="11.3cm">
            <text:p text:style-name="P3"><text:span text:style-name="T1">-</text:span></text:p>
            <text:p text:style-name="P3"><text:span text:style-name="T1">C6</text:span></text:p>
            <text:p text:style-name="P3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76" draw:text-style-name="P8" draw:layer="layout" svg:width="0.366cm" svg:height="0.872cm" draw:transform="rotate (1.22173047639603) translate (12.707cm 12.455cm)">
            <text:p text:style-name="P7"><text:span text:style-name="T5">D</text:span></text:p>
            <text:p text:style-name="P7"><text:span text:style-name="T5">3</text:span></text:p>
            <draw:enhanced-geometry svg:viewBox="0 0 21600 21600" draw:type="rectangle" draw:enhanced-path="M 0 0 L 21600 0 21600 21600 0 21600 0 0 Z N"/>
          </draw:custom-shape>
          <draw:line draw:style-name="gr377" draw:text-style-name="P2" draw:layer="layout" svg:x1="12.3cm" svg:y1="12.112cm" svg:x2="12.472cm" svg:y2="12.175cm">
            <text:p/>
          </draw:line>
          <draw:line draw:style-name="gr378" draw:text-style-name="P2" draw:layer="layout" svg:x1="13.59cm" svg:y1="12.581cm" svg:x2="13.762cm" svg:y2="12.644cm">
            <text:p/>
          </draw:line>
          <draw:custom-shape draw:style-name="gr379" draw:text-style-name="P8" draw:layer="layout" svg:width="0.366cm" svg:height="0.3cm" draw:transform="rotate (1.22173047639603) translate (12.428cm 12.34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0" draw:text-style-name="P8" draw:layer="layout" svg:width="0.366cm" svg:height="1.189cm" draw:transform="rotate (-1.22173047639603) translate (18.565cm 12cm)">
            <text:p text:style-name="P7"><text:span text:style-name="T5">R</text:span></text:p>
            <text:p text:style-name="P7"><text:span text:style-name="T5">7</text:span></text:p>
            <draw:enhanced-geometry svg:viewBox="0 0 21600 21600" draw:type="rectangle" draw:enhanced-path="M 0 0 L 21600 0 21600 21600 0 21600 0 0 Z N"/>
          </draw:custom-shape>
          <draw:line draw:style-name="gr381" draw:text-style-name="P2" draw:layer="layout" svg:x1="18.8cm" svg:y1="12.109cm" svg:x2="18.628cm" svg:y2="12.172cm">
            <text:p/>
          </draw:line>
          <draw:line draw:style-name="gr382" draw:text-style-name="P2" draw:layer="layout" svg:x1="17.51cm" svg:y1="12.579cm" svg:x2="17.338cm" svg:y2="12.642cm">
            <text:p/>
          </draw:line>
        </draw:g>
        <draw:custom-shape draw:style-name="gr346" draw:text-style-name="P3" draw:layer="layout" svg:width="0.5cm" svg:height="0.5cm" draw:transform="rotate (-0.785398163397448) translate (16.754cm 11.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83" draw:text-style-name="P3" draw:layer="layout" svg:x1="19.3cm" svg:y1="12.1cm" svg:x2="22cm" svg:y2="12.05cm">
          <text:p/>
        </draw:line>
        <draw:line draw:style-name="gr343" draw:text-style-name="P3" draw:layer="layout" svg:x1="19.3cm" svg:y1="11.5cm" svg:x2="22cm" svg:y2="11.45cm">
          <text:p/>
        </draw:line>
        <draw:frame draw:style-name="gr384" draw:text-style-name="P5" draw:layer="layout" svg:width="2.2cm" svg:height="1.319cm" svg:x="21.8cm" svg:y="11.117cm">
          <draw:text-box>
            <text:p><text:span text:style-name="T2">cathode</text:span></text:p>
            <text:p><text:span text:style-name="T3">LED</text:span></text:p>
            <text:p><text:span text:style-name="T2">anode</text:span></text:p>
          </draw:text-box>
        </draw:frame>
        <draw:line draw:style-name="gr383" draw:text-style-name="P3" draw:layer="layout" svg:x1="9.8cm" svg:y1="12.7cm" svg:x2="9.8cm" svg:y2="14.7cm">
          <text:p/>
        </draw:line>
        <draw:line draw:style-name="gr343" draw:text-style-name="P3" draw:layer="layout" svg:x1="9.3cm" svg:y1="11.5cm" svg:x2="9.3cm" svg:y2="14.7cm">
          <text:p/>
        </draw:line>
        <draw:frame draw:style-name="gr342" draw:text-style-name="P11" draw:layer="layout" svg:width="2.2cm" svg:height="0.963cm" svg:x="8.1cm" svg:y="14.65cm">
          <draw:text-box>
            <text:p text:style-name="P10"><text:span text:style-name="T3">- <text:s text:c="3"/>+ <text:s/></text:span></text:p>
            <text:p text:style-name="P10"><text:span text:style-name="T3">Battery</text:span></text:p>
          </draw:text-box>
        </draw:frame>
        <draw:g>
          <draw:custom-shape draw:style-name="gr385" draw:text-style-name="P3" draw:layer="layout" svg:width="2cm" svg:height="1cm" draw:transform="rotate (1.5707963267949) translate (6cm 14.3cm)">
            <text:p/>
            <draw:enhanced-geometry svg:viewBox="0 0 21600 21600" draw:type="rectangle" draw:enhanced-path="M 0 0 L 21600 0 21600 21600 0 21600 0 0 Z N"/>
          </draw:custom-shape>
          <draw:custom-shape draw:style-name="gr386" draw:text-style-name="P3" draw:layer="layout" svg:width="0.1cm" svg:height="0.1cm" draw:transform="rotate (1.5707963267949) translate (6.2cm 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3" draw:layer="layout" svg:width="0.1cm" svg:height="0.1cm" draw:transform="rotate (1.5707963267949) translate (6.7cm 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3" draw:layer="layout" svg:width="0.1cm" svg:height="0.1cm" draw:transform="rotate (1.5707963267949) translate (6.2cm 13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3" draw:layer="layout" svg:width="0.1cm" svg:height="0.1cm" draw:transform="rotate (1.5707963267949) translate (6.7cm 13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3" draw:layer="layout" svg:width="0.1cm" svg:height="0.1cm" draw:transform="rotate (1.5707963267949) translate (6.2cm 12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3" draw:layer="layout" svg:width="0.1cm" svg:height="0.1cm" draw:transform="rotate (1.5707963267949) translate (6.7cm 12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6" draw:text-style-name="P3" draw:layer="layout" svg:width="0.5cm" svg:height="0.5cm" draw:transform="rotate (-0.785398163397448) translate (10.846cm 12.3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2992518703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87" draw:text-style-name="P3" draw:layer="layout" svg:x1="8.8cm" svg:y1="12.7cm" svg:x2="6.8cm" svg:y2="12.7cm">
          <text:p/>
        </draw:line>
        <draw:polyline draw:style-name="gr387" draw:text-style-name="P3" draw:layer="layout" svg:width="5.099cm" svg:height="0.799cm" svg:x="6.7cm" svg:y="12.6cm" svg:viewBox="0 0 5100 800" draw:points="5100,0 5100,500 5100,600 5100,800 0,800">
          <text:p/>
        </draw:polyline>
        <draw:polyline draw:style-name="gr387" draw:text-style-name="P3" draw:layer="layout" svg:width="2.699cm" svg:height="2.999cm" svg:x="6.2cm" svg:y="9.7cm" svg:viewBox="0 0 2700 3000" draw:points="2700,0 0,0 0,3000">
          <text:p/>
        </draw:polyline>
        <draw:polyline draw:style-name="gr387" draw:text-style-name="P3" draw:layer="layout" svg:width="3.299cm" svg:height="2.499cm" svg:x="5.5cm" svg:y="10.8cm" svg:viewBox="0 0 3300 2500" draw:points="3300,0 2887,0 0,0 0,2500 722,2500">
          <text:p/>
        </draw:polyline>
        <draw:polyline draw:style-name="gr387" draw:text-style-name="P3" draw:layer="layout" svg:width="3.699cm" svg:height="7.899cm" svg:x="5.1cm" svg:y="6cm" svg:viewBox="0 0 3700 7900" draw:points="3700,0 0,0 0,7000 0,7900 1100,7900">
          <text:p/>
        </draw:polyline>
        <draw:line draw:style-name="gr341" draw:text-style-name="P3" draw:layer="layout" svg:x1="18.3cm" svg:y1="10.9cm" svg:x2="21.9cm" svg:y2="10.1cm">
          <text:p/>
        </draw:line>
        <draw:frame draw:style-name="gr342" draw:text-style-name="P5" draw:layer="layout" svg:width="3.2cm" svg:height="1.319cm" svg:x="21.8cm" svg:y="9.8cm">
          <draw:text-box>
            <text:p><text:span text:style-name="T2">signal</text:span></text:p>
            <text:p><text:span text:style-name="T3">Output jack</text:span></text:p>
            <text:p><text:span text:style-name="T2">gnd</text:span></text:p>
          </draw:text-box>
        </draw:frame>
        <draw:line draw:style-name="gr343" draw:text-style-name="P3" draw:layer="layout" svg:x1="18.4cm" svg:y1="11.5cm" svg:x2="21.9cm" svg:y2="10.8cm">
          <text:p/>
        </draw:line>
        <draw:frame draw:style-name="gr388" draw:layer="layout" svg:width="7.898cm" svg:height="0.962cm" svg:x="6.8cm" svg:y="1.438cm">
          <draw:text-box>
            <text:p>Top view (not copper side)</text:p>
          </draw:text-box>
        </draw:frame>
        <draw:line draw:style-name="gr368" draw:text-style-name="P3" draw:layer="layout" svg:x1="17.8cm" svg:y1="8.5cm" svg:x2="17.8cm" svg:y2="9.1cm">
          <text:p/>
        </draw:line>
        <draw:line draw:style-name="gr343" draw:text-style-name="P3" draw:layer="layout" svg:x1="19.3cm" svg:y1="5.5cm" svg:x2="21.8cm" svg:y2="6.7cm">
          <text:p/>
        </draw:line>
        <draw:line draw:style-name="gr343" draw:text-style-name="P3" draw:layer="layout" svg:x1="19.3cm" svg:y1="6.7cm" svg:x2="21.8cm" svg:y2="7.7cm">
          <text:p/>
        </draw:line>
        <draw:line draw:style-name="gr343" draw:text-style-name="P3" draw:layer="layout" svg:x1="18.3cm" svg:y1="9.7cm" svg:x2="21.7cm" svg:y2="7.2cm">
          <text:p/>
        </draw:line>
        <draw:g>
          <draw:line draw:style-name="gr387" draw:text-style-name="P3" draw:layer="layout" svg:x1="22cm" svg:y1="7.2cm" svg:x2="22.5cm" svg:y2="7.2cm">
            <text:p/>
          </draw:line>
          <draw:line draw:style-name="gr387" draw:text-style-name="P3" draw:layer="layout" svg:x1="22cm" svg:y1="6.7cm" svg:x2="22.5cm" svg:y2="6.7cm">
            <text:p/>
          </draw:line>
          <draw:line draw:style-name="gr387" draw:text-style-name="P3" draw:layer="layout" svg:x1="22cm" svg:y1="7.7cm" svg:x2="22.5cm" svg:y2="7.7cm">
            <text:p/>
          </draw:line>
          <draw:custom-shape draw:style-name="gr389" draw:text-style-name="P3" draw:layer="layout" svg:width="1cm" svg:height="1.3cm" svg:x="22.3cm" svg:y="6.554cm">
            <text:p/>
            <draw:enhanced-geometry svg:viewBox="0 0 21600 21600" draw:type="rectangle" draw:enhanced-path="M 0 0 L 21600 0 21600 21600 0 21600 0 0 Z N"/>
          </draw:custom-shape>
          <draw:custom-shape draw:style-name="gr389" draw:text-style-name="P3" draw:layer="layout" svg:width="1.784cm" svg:height="1.794cm" svg:x="22.516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" draw:layer="layout" svg:width="0.585cm" svg:height="0.587cm" svg:x="23.115cm" svg:y="6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2" draw:text-style-name="P5" draw:layer="layout" svg:width="2.2cm" svg:height="1.319cm" svg:x="24.5cm" svg:y="6.593cm">
          <draw:text-box>
            <text:p><text:span text:style-name="T2">Output level pot (10K)</text:span></text:p>
          </draw:text-box>
        </draw:frame>
        <draw:g>
          <draw:line draw:style-name="gr387" draw:text-style-name="P3" draw:layer="layout" svg:x1="17.306cm" svg:y1="3.6cm" svg:x2="17.306cm" svg:y2="3.1cm">
            <text:p/>
          </draw:line>
          <draw:line draw:style-name="gr387" draw:text-style-name="P3" draw:layer="layout" svg:x1="16.806cm" svg:y1="3.6cm" svg:x2="16.806cm" svg:y2="3.1cm">
            <text:p/>
          </draw:line>
          <draw:line draw:style-name="gr387" draw:text-style-name="P3" draw:layer="layout" svg:x1="17.806cm" svg:y1="3.6cm" svg:x2="17.806cm" svg:y2="3.1cm">
            <text:p/>
          </draw:line>
          <draw:custom-shape draw:style-name="gr389" draw:text-style-name="P3" draw:layer="layout" svg:width="1cm" svg:height="1.3cm" draw:transform="rotate (1.5707963267949) translate (16.66cm 3.3cm)">
            <text:p/>
            <draw:enhanced-geometry svg:viewBox="0 0 21600 21600" draw:type="rectangle" draw:enhanced-path="M 0 0 L 21600 0 21600 21600 0 21600 0 0 Z N"/>
          </draw:custom-shape>
          <draw:custom-shape draw:style-name="gr389" draw:text-style-name="P3" draw:layer="layout" svg:width="1.784cm" svg:height="1.794cm" draw:transform="rotate (1.5707963267949) translate (16.406cm 3.0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" draw:layer="layout" svg:width="0.585cm" svg:height="0.587cm" draw:transform="rotate (1.5707963267949) translate (17.005cm 2.4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387" draw:text-style-name="P3" draw:layer="layout" svg:width="0.499cm" svg:height="0.199cm" svg:x="17.3cm" svg:y="3.6cm" svg:viewBox="0 0 500 200" draw:points="500,0 500,200 0,200 0,0">
          <text:p/>
        </draw:polyline>
        <draw:frame draw:style-name="gr342" draw:text-style-name="P5" draw:layer="layout" svg:width="2.2cm" svg:height="0.963cm" svg:x="5.3cm" svg:y="14.3cm">
          <draw:text-box>
            <text:p><text:span text:style-name="T2">DPDT foot swi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20:34:29</meta:creation-date>
    <dc:date>2014-04-06T19:55:29.230740126</dc:date>
    <meta:editing-duration>P1DT17H49M40S</meta:editing-duration>
    <meta:editing-cycles>6</meta:editing-cycles>
    <meta:generator>LibreOffice/4.1.2.3$Linux_X86_64 LibreOffice_project/410m0$Build-3</meta:generator>
    <dc:creator>Joel </dc:creator>
    <meta:document-statistic meta:object-count="471"/>
  </office:meta>
</office:document-meta>
</file>